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20b7" officeooo:paragraph-rsid="001d20b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wap two numbers without third variable</text:p>
      <text:p text:style-name="Standard"/>
      <text:p text:style-name="Standard">#include &lt;iostream&gt;</text:p>
      <text:p text:style-name="Standard"/>
      <text:p text:style-name="Standard">using namespace std;</text:p>
      <text:p text:style-name="Standard"/>
      <text:p text:style-name="Standard">int main(){</text:p>
      <text:p text:style-name="Standard"><text:s text:c="4"/>int a,b;</text:p>
      <text:p text:style-name="Standard"><text:s text:c="4"/>cout&lt;&lt;"Enter the value of a and b ";</text:p>
      <text:p text:style-name="Standard"><text:s text:c="4"/>cin&gt;&gt;a&gt;&gt;b;</text:p>
      <text:p text:style-name="Standard"><text:s text:c="4"/>a=a*b;</text:p>
      <text:p text:style-name="Standard"><text:s text:c="4"/>b=a/b;</text:p>
      <text:p text:style-name="Standard"><text:s text:c="4"/>a=a/b;</text:p>
      <text:p text:style-name="Standard"><text:s text:c="4"/>cout&lt;&lt;"After swaping a= "&lt;&lt;a&lt;&lt;" and b = "&lt;&lt;b&lt;&lt;endl;</text:p>
      <text:p text:style-name="Standard"/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2:13:34.013048796</meta:creation-date>
    <dc:date>2022-06-30T12:14:20.773061783</dc:date>
    <meta:editing-duration>PT47S</meta:editing-duration>
    <meta:editing-cycles>1</meta:editing-cycles>
    <meta:document-statistic meta:table-count="0" meta:image-count="0" meta:object-count="0" meta:page-count="1" meta:paragraph-count="13" meta:word-count="38" meta:character-count="254" meta:non-whitespace-character-count="197"/>
    <meta:generator>LibreOffice/6.4.7.2$Linux_X86_64 LibreOffice_project/40$Build-2</meta:generator>
  </office:meta>
</office:document-meta>
</file>